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GSRDCP+CMMI10" svg:font-family="GSRDCP+CMMI10"/>
    <style:font-face style:name="INDLGO+CMR10" svg:font-family="INDLGO+CMR10"/>
    <style:font-face style:name="KDISRD+CMR12" svg:font-family="KDISRD+CMR12"/>
    <style:font-face style:name="LSPGXN+CMMI12" svg:font-family="LSPGXN+CMMI12"/>
    <style:font-face style:name="VUKUSH+CMSY10" svg:font-family="VUKUSH+CMSY10"/>
    <style:font-face style:name="YHTAKD+CMTI12" svg:font-family="YHTAKD+CMTI1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KDISRD+CMR12" fo:font-size="10pt" style:font-name-asian="KDISRD+CMR12" style:font-size-asian="10pt" style:font-name-complex="KDISRD+CMR12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KDISRD+CMR12" fo:font-size="12pt" style:font-name-asian="KDISRD+CMR12" style:font-size-asian="12pt" style:font-name-complex="KDISRD+CMR12" style:font-size-complex="12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KDISRD+CMR12" fo:font-size="12pt" style:text-underline-style="solid" style:text-underline-width="auto" style:text-underline-color="font-color" fo:font-weight="bold" style:font-name-asian="KDISRD+CMR12" style:font-size-asian="12pt" style:font-weight-asian="bold" style:font-name-complex="KDISRD+CMR12" style:font-size-complex="12pt" style:font-weight-complex="bold"/>
    </style:style>
    <style:style style:name="P32" style:family="paragraph" style:parent-style-name="Standard">
      <style:paragraph-properties fo:text-align="justify" style:justify-single-word="false" style:text-autospace="none"/>
    </style:style>
    <style:style style:name="P33" style:family="paragraph" style:parent-style-name="Standard">
      <style:paragraph-properties fo:text-align="justify" style:justify-single-word="false" style:text-autospace="none"/>
    </style:style>
    <style:style style:name="P34" style:family="paragraph" style:parent-style-name="Standard">
      <style:paragraph-properties fo:text-align="justify" style:justify-single-word="false" style:text-autospace="none"/>
    </style:style>
    <style:style style:name="P35" style:family="paragraph" style:parent-style-name="Standard">
      <style:paragraph-properties fo:text-align="justify" style:justify-single-word="false" style:text-autospace="none"/>
    </style:style>
    <style:style style:name="P36" style:family="paragraph" style:parent-style-name="Standard">
      <style:paragraph-properties fo:text-align="justify" style:justify-single-word="false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SPGXN+CMMI12" fo:font-size="12pt" style:font-name-asian="LSPGXN+CMMI12" style:font-size-asian="12pt" style:font-name-complex="LSPGXN+CMMI12" style:font-size-complex="12pt"/>
    </style:style>
    <style:style style:name="T3" style:family="text">
      <style:text-properties style:font-name="GSRDCP+CMMI10" style:font-name-asian="GSRDCP+CMMI10" style:font-name-complex="GSRDCP+CMMI10"/>
    </style:style>
    <style:style style:name="T4" style:family="text">
      <style:text-properties style:font-name="INDLGO+CMR10" style:font-name-asian="INDLGO+CMR10" style:font-name-complex="INDLGO+CMR10"/>
    </style:style>
    <style:style style:name="T5" style:family="text">
      <style:text-properties style:font-name="KDISRD+CMR12" fo:font-size="12pt" style:font-name-asian="KDISRD+CMR12" style:font-size-asian="12pt" style:font-name-complex="KDISRD+CMR12" style:font-size-complex="12pt"/>
    </style:style>
    <style:style style:name="T6" style:family="text">
      <style:text-properties style:font-name="YHTAKD+CMTI12" fo:font-size="12pt" style:font-name-asian="YHTAKD+CMTI12" style:font-size-asian="12pt" style:font-name-complex="YHTAKD+CMTI12" style:font-size-complex="12pt"/>
    </style:style>
    <style:style style:name="T7" style:family="text">
      <style:text-properties style:font-name="VUKUSH+CMSY10" style:font-name-asian="VUKUSH+CMSY10" style:font-name-complex="VUKUSH+CMSY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Non-support Tables:</text:p>
      <text:p text:style-name="P22">2.1 Summary of two-component simulations . . . . . . . . . . . . . . . . . . 55</text:p>
      <text:p text:style-name="P22">2.2 Weighted averages for various apertures . . . . . . . . . . . . . . . . . . 56</text:p>
      <text:p text:style-name="P22">A.1 Summary of sample for energy band dependence study . . . . . . . . . . 140</text:p>
      <text:p text:style-name="P2"><text:span text:style-name="T1">A.2 Clusters with </text:span><text:span text:style-name="T2">T</text:span><text:span text:style-name="T3">HBR </text:span><text:span text:style-name="T2">&gt; </text:span><text:span text:style-name="T1">1</text:span><text:span text:style-name="T2">.</text:span><text:span text:style-name="T1">1 with 90% confidence. . . . . . . . . . . . . . . 150</text:span></text:p>
      <text:p text:style-name="P2"><text:span text:style-name="T1">A.3 Summary of Excised </text:span><text:span text:style-name="T2">R</text:span><text:span text:style-name="T4">2500 </text:span><text:span text:style-name="T1">Spectral Fits . . . . . . . . . . . . . . . . . . 152</text:span></text:p>
      <text:p text:style-name="P2"><text:span text:style-name="T1">A.4 Summary of Excised </text:span><text:span text:style-name="T2">R</text:span><text:span text:style-name="T4">5000 </text:span><text:span text:style-name="T1">Spectral Fits . . . . . . . . . . . . . . . . . . 159</text:span></text:p>
      <text:p text:style-name="P22">B.1 General properties of clusters in entropy profile study. . . . . . . . . . . . 169</text:p>
      <text:p text:style-name="P2"><text:span text:style-name="T1">B.2 Summary of </text:span><text:span text:style-name="T2">β</text:span><text:span text:style-name="T1">-Model Fits . . . . . . . . . . . . . . . . . . . . . . . . . . 181</text:span></text:p>
      <text:p text:style-name="P2"><text:span text:style-name="T1">B.3 M. Donahue’s H</text:span><text:span text:style-name="T2">α </text:span><text:span text:style-name="T1">Observations. . . . . . . . . . . . . . . . . . . . . . . . 182</text:span></text:p>
      <text:p text:style-name="P22">B.4 Statistics of Best-Fit Parameters . . . . . . . . . . . . . . . . . . . . . . 183</text:p>
      <text:p text:style-name="P32"><text:span text:style-name="T5">B.5 Summary of best-fit entropy profile models . . . . . . . . . . . . . . . . . 184</text:span></text:p>
      <text:p text:style-name="P32"><text:span text:style-name="T5"/></text:p>
      <text:p text:style-name="P36"><text:span text:style-name="T5">Non-support Figures:</text:span></text:p>
      <text:p text:style-name="P2"><text:span text:style-name="T1">1.1 </text:span><text:span text:style-name="T6">Hubble </text:span><text:span text:style-name="T1">image of Abell 1689 . . . . . . . . . . . . . . . . . . . . . . . . . 2</text:span></text:p>
      <text:p text:style-name="P22">1.2 Composite image of the Bullet Cluster . . . . . . . . . . . . . . . . . . . 4</text:p>
      <text:p text:style-name="P2"><text:span text:style-name="T1">1.3 Synthetic spectral model of </text:span><text:span text:style-name="T2">kT</text:span><text:span text:style-name="T3">X </text:span><text:span text:style-name="T1">= 2</text:span><text:span text:style-name="T2">.</text:span><text:span text:style-name="T1">0 keV gas. . . . . . . . . . . . . . . 11</text:span></text:p>
      <text:p text:style-name="P2"><text:span text:style-name="T1">1.4 Synthetic spectral model of </text:span><text:span text:style-name="T2">kT</text:span><text:span text:style-name="T3">X </text:span><text:span text:style-name="T1">= 8</text:span><text:span text:style-name="T2">.</text:span><text:span text:style-name="T1">0 keV gas. . . . . . . . . . . . . . . 11</text:span></text:p>
      <text:p text:style-name="P22">1.5 Figures illustrating of large scale structure formation. . . . . . . . . . . . 18</text:p>
      <text:p text:style-name="P2"><text:span text:style-name="T1">1.6 </text:span><text:span text:style-name="T6">Chandra </text:span><text:span text:style-name="T1">X-ray Observatory spacecraft. . . . . . . . . . . . . . . . . . . . 29</text:span></text:p>
      <text:p text:style-name="P2"><text:span text:style-name="T1">1.9 </text:span><text:span text:style-name="T6">Chandra </text:span><text:span text:style-name="T1">effective area as a function of energy. . . . . . . . . . . . . . . . 35</text:span></text:p>
      <text:p text:style-name="P2"><text:span text:style-name="T1">2.1 Redshift distribution of bolometric luminosities for </text:span><text:span text:style-name="T2">T</text:span><text:span text:style-name="T3">HBR </text:span><text:span text:style-name="T1">sample . . . . 42</text:span></text:p>
      <text:p text:style-name="P2"><text:span text:style-name="T1">2.3 </text:span><text:span text:style-name="T2">T</text:span><text:span text:style-name="T3">HBR </text:span><text:span text:style-name="T1">vs. broadband temperature for </text:span><text:span text:style-name="T2">T</text:span><text:span text:style-name="T3">HBR </text:span><text:span text:style-name="T1">sample . . . . . . . . . . . 57</text:span></text:p>
      <text:p text:style-name="P2"><text:span text:style-name="T1">2.4 Plot of several possible systematics for </text:span><text:span text:style-name="T2">R</text:span><text:span text:style-name="T4">2500</text:span><text:span text:style-name="T7">−</text:span><text:span text:style-name="T4">CORE </text:span><text:span text:style-name="T1">apertures. . . . . . . 60</text:span></text:p>
      <text:p text:style-name="P2"><text:span text:style-name="T1">2.5 Plot of several possible systematics for </text:span><text:span text:style-name="T2">R</text:span><text:span text:style-name="T4">5000</text:span><text:span text:style-name="T7">−</text:span><text:span text:style-name="T4">CORE </text:span><text:span text:style-name="T1">apertures. . . . . . . 61</text:span></text:p>
      <text:p text:style-name="P2"><text:span text:style-name="T1">2.7 Number of cool and non-cool clusters as a function of </text:span><text:span text:style-name="T2">T</text:span><text:span text:style-name="T3">HBR </text:span><text:span text:style-name="T1">. . . . . . . 65</text:span></text:p>
      <text:p text:style-name="P2"><text:span text:style-name="T1">2.8 Plot of </text:span><text:span text:style-name="T2">T</text:span><text:span text:style-name="T3">HBR </text:span><text:span text:style-name="T1">vs. broadband temperatures color-coded for different cluster</text:span></text:p>
      <text:p text:style-name="P22">types . . . . . . . . . . . . . . . . . . . . . . . . . . . . . . . . . . . . 68</text:p>
      <text:p text:style-name="P2"><text:span text:style-name="T1">3.1 Ratio of best-fit </text:span><text:span text:style-name="T2">K</text:span><text:span text:style-name="T4">0 </text:span><text:span text:style-name="T1">for temperature interpolation schemes. . . . . . . . . 89</text:span></text:p>
      <text:p text:style-name="P2"><text:span text:style-name="T1">3.2 Best-fit </text:span><text:span text:style-name="T2">K</text:span><text:span text:style-name="T4">0 </text:span><text:span text:style-name="T1">versus redshift. . . . . . . . . . . . . . . . . . . . . . . . . . . 96</text:span></text:p>
      <text:p text:style-name="P32"><text:span text:style-name="T5">3.3 Montage of entropy profiles for varying cuts in cluster temperature. . . . 101</text:span></text:p>
      <text:p text:style-name="P22">3.6 Histograms and cumulative distributions of cooling times. . . . . . . . . 111</text:p>
      <text:p text:style-name="P2"><text:span text:style-name="T1">3.7 Surface brightness profiles and best-fit </text:span><text:span text:style-name="T2">β</text:span><text:span text:style-name="T1">-models. . . . . . . . . . . . . . 115</text:span></text:p>
      <text:p text:style-name="P32"><text:span text:style-name="T5">C.1 Example of strong X-ray flare in </text:span><text:span text:style-name="T6">Chandra </text:span><text:span text:style-name="T5">data . . . . . . . . . . . . . . 22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SRDCP+CMMI10" svg:font-family="GSRDCP+CMMI10"/>
    <style:font-face style:name="INDLGO+CMR10" svg:font-family="INDLGO+CMR10"/>
    <style:font-face style:name="KDISRD+CMR12" svg:font-family="KDISRD+CMR12"/>
    <style:font-face style:name="LSPGXN+CMMI12" svg:font-family="LSPGXN+CMMI12"/>
    <style:font-face style:name="VUKUSH+CMSY10" svg:font-family="VUKUSH+CMSY10"/>
    <style:font-face style:name="YHTAKD+CMTI12" svg:font-family="YHTAKD+CMTI12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en Cavagnolo</meta:initial-creator>
    <meta:creation-date>2008-08-05T14:25:23</meta:creation-date>
    <dc:creator>Ken Cavagnolo</dc:creator>
    <dc:date>2008-08-05T14:29:41</dc:date>
    <meta:editing-cycles>1</meta:editing-cycles>
    <meta:editing-duration>PT4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294" meta:character-count="2569"/>
  </office:meta>
</office:document-meta>
</file>